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2e98" officeooo:paragraph-rsid="00182e98"/>
    </style:style>
    <style:style style:name="P2" style:family="paragraph" style:parent-style-name="Standard">
      <style:text-properties fo:color="#ff3333" officeooo:rsid="00182e98" officeooo:paragraph-rsid="00182e98"/>
    </style:style>
    <style:style style:name="P3" style:family="paragraph" style:parent-style-name="Standard">
      <style:text-properties fo:color="#00cc33" officeooo:rsid="00182e98" officeooo:paragraph-rsid="00182e98"/>
    </style:style>
    <style:style style:name="P4" style:family="paragraph" style:parent-style-name="Standard">
      <style:text-properties fo:color="#cc00cc" officeooo:rsid="00182e98" officeooo:paragraph-rsid="00182e98"/>
    </style:style>
    <style:style style:name="P5" style:family="paragraph" style:parent-style-name="Standard">
      <style:text-properties fo:color="#ff9900" officeooo:rsid="00182e98" officeooo:paragraph-rsid="00182e98"/>
    </style:style>
    <style:style style:name="P6" style:family="paragraph" style:parent-style-name="Standard">
      <style:text-properties fo:color="#0066cc" officeooo:rsid="00182e98" officeooo:paragraph-rsid="00182e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verall I find interesting to see how causal knowledge and additional observations lead to improved bandit algorithms. This has important implications because, in all practical problems that have been advertised as perfect for bandits, there are opportunities to observe additional variables connected to the arm and the reward in known or unknown causal ways. I regret however that the authors have to make excessively strong assumptions to treat the general case. </text:p>
      <text:p text:style-name="P1"/>
      <text:p text:style-name="P1"/>
      <text:p text:style-name="P1"/>
      <text:p text:style-name="P4">Pros:</text:p>
      <text:p text:style-name="P4">- The problem of leveraging causal information in bandits is relatively unexplored and important. The authors provide insight into the challenges of exploiting additional causal structure. In particular, I liked the measure $m$, which may be thought as a measure of the "effective number of arms" in a parallel bandit problem.</text:p>
      <text:p text:style-name="P4">- The mathematical analsysis is clean and sound.</text:p>
      <text:p text:style-name="P4"/>
      <text:p text:style-name="P4">Cons:</text:p>
      <text:p text:style-name="P4">- I fail to understand exactly in what way the causal information has been used to derive the analysis presented in the paper. Some of the major pitfalls in causal inference, such a the presence of confounders, seems to have been bypassed by the requirements for Algorithm 2.</text:p>
      <text:p text:style-name="P4">- The experiments were not as thorough. Is there an easy way to compare the performance against some version of UCB or Thompson sampling? Furthermore, why isn't there an experiment with a bandit that isn't parallel?</text:p>
      <text:p text:style-name="P4">- There are some missed opportunities. In particular, I would have preferred a more throrough analsysis of the graph structure's impact on the bandit problem. It appears that some of the insights and major technical difficulties are unrelated to the causal nature of the problem.</text:p>
      <text:p text:style-name="P4"/>
      <text:p text:style-name="P3">My concern is as follows:</text:p>
      <text:p text:style-name="P3"/>
      <text:p text:style-name="P3">First, the discussion of this paper is based on ``the intervene-then-observe ordering of events within each round".</text:p>
      <text:p text:style-name="P3">As the authors' statement ``the context is observed...." for Bareinboim et al (2015), Bareinboim et al. (2015) mainly focuses on the stochastic bandit problem in the presence of unmeasured confounders.</text:p>
      <text:p text:style-name="P3">However, in my understanding, the formulation by Bareinboim et al. (2015) can be also applied to the case where the context is observed after the intervention.</text:p>
      <text:p text:style-name="P3">Thus, the problem can be solved by Bareinboim et al. (2015) without the proposed approach.</text:p>
      <text:p text:style-name="P3">Please give the detailed discussion on the difference between Bareinboim et al. (2015) and the proposed approach.</text:p>
      <text:p text:style-name="P3"/>
      <text:p text:style-name="P3">Second, I wonder what can be solved by the parallel bandit algorithm but cannot be solved by the existing algorithms.</text:p>
      <text:p text:style-name="P3">Since P(Y|do(X_i=j))=P(Y|X_i=j)) holds, there seems no significant difference between the traditional bandit algorithms and the proposed algorithm.</text:p>
      <text:p text:style-name="P3">In addition, since it is assumed that we can conduct an intervention in this paper, in my understanding, the problem of the choice probability P(X_j) of X_j does not occur (i.e., ``the action for which P(X_i=j) is small...." is not a problem).</text:p>
      <text:p text:style-name="P3"/>
      <text:p text:style-name="P3">Third, the authors mention that ``we study the problem of using causal models to improve the rate at which good interventions can be learned online in a stochastic environment", but I did not know where the authors use the property ``online" in the proposed approach.</text:p>
      <text:p text:style-name="P3">I wonder if the existing approaches are not based on the on-line learning.</text:p>
      <text:p text:style-name="P3"><text:soft-page-break/>Please clarify what the ``online" means in this paper and where the property is used in the proposed approach.</text:p>
      <text:p text:style-name="P3">In addition, the authors mention that ``Wu et al. (2015) ... need to know the likelihood of each factor in advance", but the authors assume that the conditional interventional distributions are known.</text:p>
      <text:p text:style-name="P3">I think the proposed approach has a similar deficiency to Wu et al. (2015).</text:p>
      <text:p text:style-name="P3"/>
      <text:p text:style-name="P3">Totally, the authors emphasize on the differences between the present approaches and the existing approaches in \S 1, but it seems to me that such differences are small.</text:p>
      <text:p text:style-name="P3">Please clarify the merits of the proposed approach compared to the existing approaches. </text:p>
      <text:p text:style-name="P1"/>
      <text:p text:style-name="P2">Strengths and weaknesses:<text:line-break/>---<text:line-break/><text:line-break/>The clarity of the main parts has clearly improved compared to the last version I saw as an ICML reviewer. Generally, it seems natural to investigate the direction of how causal models can help for autonomous agents. The authors present an interesting proposal for how this can be done in case of simple bandits, delviering both, scenarios, algorithms, mathematical analysis and experimental analysis.<text:line-break/><text:line-break/>However, the contribution also has strong limitations. The experiments, which are only on synthetic data, seem too show that their Algorithms 1 and 2 outperform what they consider as baseline ("Successive Rejects") in most cases. But how strong of a result is that in the light of the baseline not using the extensive causal knowledge?<text:line-break/><text:line-break/>In the supplement, I only read the proof of Theorem 1: the authors seem to know what they are doing but they spend to little time on making clear the non-trivial implications, while spending too much time on trivial reformulations (see more detailed comments below).<text:line-break/><text:line-break/>In Section 4, assuming to know the conditional for the objective variable Y seems pretty restrictive (although, in principle, the results seems to be generalizable beyond this assumption), limiting the usefulness of this section. <text:line-break/><text:line-break/>Generally, the significance and potential impact of the contribution now strongly hinges on whether (1) it (approximately) makes sense that the agent can in fact intervene and (2) it is a realistic scenario that strong prior knowledge in form of the causal DAG (plus conditionals P(PA_Y|a) in the case of Algorithm 2) are given. I'm not sure about that, since this is a problem the complete framework proposed by Pearl and others is facing, but I think it is important to try and find out! (And at least informal causal thinking and communication seem ubiquitously helpful in life.)<text:line-break/><text:line-break/><text:line-break/>Further comments:<text:line-break/>---<text:line-break/><text:line-break/>Several notes on the proof of Theorem 1 in the supplement:<text:line-break/>- Typo: l432: a instead of A<text:line-break/>- The statement in l432 of the supplement only holds with probability at least 1 - \delta, right? - Why don't you use equation numbers and just say which equation follows from which other equations?<text:line-break/>- How does the ineq. after l433 follow from Lemma 7? It seems to follow somehow from a combination of the previous inequalities, but please facilitate the reading a bit by stating how Lemma 7 comes into play here.<text:line-break/>- The authors seem to know what they are doing, and the rough idea intuitively makes sense, but for <text:soft-page-break/>the (non-expert in concentration inequalities) reader it is too difficult to follow the proof, this needs to be improved.<text:line-break/><text:line-break/>Generally, as already mentioned, the following is unclear to me: when does a physical agent actually intervene on a variable? Usually, it has only perfect control over its own control output - any other variable "in the environment" can just be indirectly controlled, and so the robot can never be sure if it actually intervenes (in particular, outcomes of apparent interventions can be confounded by the control signal through unobserved paths). For me it's hard to tell if this problem (already mentioned by Norbert Wiener and others, by the way) is a minor issue or a major issue. Maybe one has to see the ideal notion of intervention as just an approximation to what happens in reality.</text:p>
      <text:p text:style-name="P2"/>
      <text:p text:style-name="P6">Addressing questions of causality in machine learning is important. The paper makes a very natural generalization of bandit problems, placing it in the context of a causal graph. I think the work takes good initial steps but doesn’t go very deep into causal inference, given that the causal graph is known and that Algorithm 2 relies on knowledge of the conditional interventional distributions. <text:line-break/><text:line-break/>The paper is well structured and well written. It was a pleasure to read. <text:line-break/><text:line-break/>As you identify, the major drawback of Algorithm 2 is that it requires knowledge of the conditional distribution. On the other hand, Algorithm 1 relies on the assumption that the causal graph is "parallel". In practice, this assumption is often not true. Does Algorithm 1 perform better or worse than standard bandit algorithms in this setting? What happens if there is confounding as in Fig 1b? It seems to me that you have only evaluated empirically the setting that corresponds to the parallel case. While this is natural as it conforms with theory, it would be interesting also to see what happens when practice diverges from theory. <text:line-break/><text:line-break/>I would like to understand the relation to contextual bandits a bit better and I would have liked to see an example problem that highlights the need for causal bandits. It seems that in the farmer example, you could potentially observe the environment before taking action, making it a contextual bandit problem. Which would perform better? Regarding the difference to contextual bandits, you say in the related work section that "the extra observations are only revealed after selecting an intervention and hence cannot be used as context". While this is true, your framework does admit the empty do() action, and hence these "context" observations could be collected in the previous time step. Clearly, the context could change between steps, but I think the relation is more than "superficial" as you put it. <text:line-break/><text:line-break/>In Section 6, You identify several important open problems related to your work. I get the feeling from your text that you already have ideas on how to approach some of them. For example, when discussing use of the reward signal, you mention a suggested modification and its pros &amp; cons. Is there a reason why this is not included in the main body of the pap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0:38:38.240246923</meta:creation-date>
    <dc:date>2016-07-19T16:32:39.353933634</dc:date>
    <meta:editing-duration>PT5H43M51S</meta:editing-duration>
    <meta:editing-cycles>1</meta:editing-cycles>
    <meta:document-statistic meta:table-count="0" meta:image-count="0" meta:object-count="0" meta:page-count="3" meta:paragraph-count="26" meta:word-count="1546" meta:character-count="9395" meta:non-whitespace-character-count="7854"/>
    <meta:generator>LibreOffice/5.1.4.2$Linux_X86_64 LibreOffice_project/10m0$Build-2</meta:generator>
  </office:meta>
</office:document-meta>
</file>